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RomNo9L" svg:font-family="NimbusRomNo9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le1.B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le1.A2" style:family="table-cell">
      <style:table-cell-properties fo:padding="0.049cm" fo:border-left="0.05pt solid #000000" fo:border-right="none" fo:border-top="none" fo:border-bottom="none" style:writing-mode="page"/>
    </style:style>
    <style:style style:name="Table1.B2" style:family="table-cell">
      <style:table-cell-properties fo:padding="0.049cm" fo:border-left="none" fo:border-right="none" fo:border-top="0.05pt solid #000000" fo:border-bottom="none" style:writing-mode="page"/>
    </style:style>
    <style:style style:name="Table1.C2" style:family="table-cell">
      <style:table-cell-properties fo:padding="0.049cm" fo:border-left="none" fo:border-right="0.05pt solid #000000" fo:border-top="none" fo:border-bottom="none" style:writing-mode="page"/>
    </style:style>
    <style:style style:name="Table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d2b6d" officeooo:paragraph-rsid="001d2b6d"/>
    </style:style>
    <style:style style:name="P2" style:family="paragraph" style:parent-style-name="Standard">
      <style:text-properties officeooo:rsid="001d2b6d" officeooo:paragraph-rsid="0035849c"/>
    </style:style>
    <style:style style:name="P3" style:family="paragraph" style:parent-style-name="Standard">
      <style:text-properties officeooo:rsid="001dbc67" officeooo:paragraph-rsid="001dbc67"/>
    </style:style>
    <style:style style:name="P4" style:family="paragraph" style:parent-style-name="Standard">
      <style:text-properties officeooo:rsid="001dbc67" officeooo:paragraph-rsid="0035849c"/>
    </style:style>
    <style:style style:name="P5" style:family="paragraph" style:parent-style-name="Standard">
      <style:text-properties officeooo:rsid="001fb8a9" officeooo:paragraph-rsid="001fb8a9"/>
    </style:style>
    <style:style style:name="P6" style:family="paragraph" style:parent-style-name="Table_20_Contents">
      <style:paragraph-properties fo:text-align="center" style:justify-single-word="false"/>
      <style:text-properties officeooo:rsid="001fb8a9" officeooo:paragraph-rsid="001fb8a9"/>
    </style:style>
    <style:style style:name="P7" style:family="paragraph" style:parent-style-name="Table_20_Contents">
      <style:paragraph-properties fo:text-align="end" style:justify-single-word="false"/>
      <style:text-properties officeooo:rsid="001fb8a9" officeooo:paragraph-rsid="001fb8a9"/>
    </style:style>
    <style:style style:name="P8" style:family="paragraph" style:parent-style-name="Standard">
      <style:paragraph-properties fo:break-before="page"/>
      <style:text-properties fo:font-weight="bold" officeooo:rsid="001fb8a9" officeooo:paragraph-rsid="001fb8a9" style:font-weight-asian="bold" style:font-weight-complex="bold"/>
    </style:style>
    <style:style style:name="P9" style:family="paragraph" style:parent-style-name="Standard">
      <style:text-properties fo:font-weight="bold" officeooo:rsid="001dbc67" officeooo:paragraph-rsid="001dbc67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Standard">
      <style:text-properties fo:font-weight="normal" officeooo:rsid="001fb8a9" officeooo:paragraph-rsid="001fb8a9" style:font-weight-asian="normal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267f8e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23dd16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30083c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officeooo:rsid="0023dd16" officeooo:paragraph-rsid="00322317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4a269e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4c5298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267f8e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27172e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4a269e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2c4761" officeooo:paragraph-rsid="002c4761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237c8f" officeooo:paragraph-rsid="00237c8f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237c8f" officeooo:paragraph-rsid="0030083c"/>
    </style:style>
    <style:style style:name="P24" style:family="paragraph" style:parent-style-name="Standard">
      <style:paragraph-properties fo:margin-left="2.501cm" fo:margin-right="0cm" fo:text-indent="0cm" style:auto-text-indent="false"/>
      <style:text-properties officeooo:rsid="00237c8f" officeooo:paragraph-rsid="00322317"/>
    </style:style>
    <style:style style:name="P25" style:family="paragraph" style:parent-style-name="Standard">
      <style:paragraph-properties fo:margin-left="2.501cm" fo:margin-right="0cm" fo:text-indent="0cm" style:auto-text-indent="false"/>
      <style:text-properties officeooo:rsid="00237c8f" officeooo:paragraph-rsid="0040593a"/>
    </style:style>
    <style:style style:name="P26" style:family="paragraph" style:parent-style-name="Standard">
      <style:paragraph-properties fo:margin-left="2.501cm" fo:margin-right="0cm" fo:text-indent="0cm" style:auto-text-indent="false"/>
      <style:text-properties officeooo:rsid="0023d05d" officeooo:paragraph-rsid="00322317"/>
    </style:style>
    <style:style style:name="P27" style:family="paragraph" style:parent-style-name="Standard">
      <style:paragraph-properties fo:margin-left="2.501cm" fo:margin-right="0cm" fo:text-indent="0cm" style:auto-text-indent="false"/>
      <style:text-properties officeooo:rsid="0023d05d" officeooo:paragraph-rsid="0040593a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309797" officeooo:paragraph-rsid="00427f69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officeooo:rsid="002506a5" officeooo:paragraph-rsid="002506a5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rsid="002506a5" officeooo:paragraph-rsid="00267f8e"/>
    </style:style>
    <style:style style:name="P31" style:family="paragraph" style:parent-style-name="Standard">
      <style:paragraph-properties fo:margin-left="2.501cm" fo:margin-right="0cm" fo:text-indent="0cm" style:auto-text-indent="false"/>
      <style:text-properties officeooo:rsid="002506a5" officeooo:paragraph-rsid="0040593a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rsid="003bc206" officeooo:paragraph-rsid="004a269e"/>
    </style:style>
    <style:style style:name="P33" style:family="paragraph" style:parent-style-name="Standard">
      <style:paragraph-properties fo:margin-left="2.501cm" fo:margin-right="0cm" fo:text-indent="0cm" style:auto-text-indent="false"/>
      <style:text-properties officeooo:rsid="0040593a" officeooo:paragraph-rsid="0040593a"/>
    </style:style>
    <style:style style:name="P34" style:family="paragraph" style:parent-style-name="Standard">
      <style:text-properties officeooo:rsid="0035849c" officeooo:paragraph-rsid="0035849c"/>
    </style:style>
    <style:style style:name="P35" style:family="paragraph" style:parent-style-name="Heading_20_3">
      <style:text-properties officeooo:paragraph-rsid="005ede7c"/>
    </style:style>
    <style:style style:name="P36" style:family="paragraph" style:parent-style-name="Heading_20_4">
      <style:text-properties officeooo:paragraph-rsid="005ede7c"/>
    </style:style>
    <style:style style:name="P37" style:family="paragraph" style:parent-style-name="Heading_20_4">
      <style:paragraph-properties fo:break-before="page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officeooo:rsid="004eb892" officeooo:paragraph-rsid="004eb892"/>
    </style:style>
    <style:style style:name="P39" style:family="paragraph" style:parent-style-name="Standard">
      <style:text-properties officeooo:rsid="001dbc67" officeooo:paragraph-rsid="0035849c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rsid="001dbc67" officeooo:paragraph-rsid="006295af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2d215d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56ea61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5cae35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font-weight="normal" officeooo:rsid="0023dd16" officeooo:paragraph-rsid="0057e719" style:font-weight-asian="normal" style:font-weight-complex="normal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officeooo:rsid="002506a5" officeooo:paragraph-rsid="0056ea61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56ea61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5cae35"/>
    </style:style>
    <style:style style:name="P48" style:family="paragraph" style:parent-style-name="Standard">
      <style:paragraph-properties fo:break-before="page"/>
    </style:style>
    <style:style style:name="P49" style:family="paragraph" style:parent-style-name="Standard">
      <style:paragraph-properties fo:margin-left="2.501cm" fo:margin-right="0cm" fo:text-indent="0cm" style:auto-text-indent="false"/>
      <style:text-properties fo:font-weight="bold" officeooo:rsid="00237c8f" officeooo:paragraph-rsid="00322317" style:font-weight-asian="bold" style:font-weight-complex="bold"/>
    </style:style>
    <style:style style:name="P50" style:family="paragraph" style:parent-style-name="Standard">
      <style:paragraph-properties fo:margin-left="2.501cm" fo:margin-right="0cm" fo:text-indent="0cm" style:auto-text-indent="false"/>
      <style:text-properties fo:font-weight="bold" officeooo:rsid="0040593a" officeooo:paragraph-rsid="0040593a" style:font-weight-asian="bold" style:font-weight-complex="bold"/>
    </style:style>
    <style:style style:name="P51" style:family="paragraph" style:parent-style-name="Standard">
      <style:paragraph-properties fo:margin-left="2.501cm" fo:margin-right="0cm" fo:text-indent="0cm" style:auto-text-indent="false"/>
      <style:text-properties fo:font-weight="bold" officeooo:rsid="0023dd16" officeooo:paragraph-rsid="00322317" style:font-weight-asian="bold" style:font-weight-complex="bold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officeooo:rsid="00237c8f" officeooo:paragraph-rsid="002d15d9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officeooo:rsid="003bc206" officeooo:paragraph-rsid="005cae35"/>
    </style:style>
    <style:style style:name="P54" style:family="paragraph" style:parent-style-name="Standard">
      <style:text-properties officeooo:paragraph-rsid="005ede7c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paragraph-rsid="00309797"/>
    </style:style>
    <style:style style:name="T1" style:family="text">
      <style:text-properties officeooo:rsid="001dbc67"/>
    </style:style>
    <style:style style:name="T2" style:family="text">
      <style:text-properties officeooo:rsid="001ddeca"/>
    </style:style>
    <style:style style:name="T3" style:family="text">
      <style:text-properties officeooo:rsid="0021c7b3"/>
    </style:style>
    <style:style style:name="T4" style:family="text">
      <style:text-properties officeooo:rsid="0023d05d"/>
    </style:style>
    <style:style style:name="T5" style:family="text">
      <style:text-properties officeooo:rsid="002506a5"/>
    </style:style>
    <style:style style:name="T6" style:family="text">
      <style:text-properties officeooo:rsid="00267f8e"/>
    </style:style>
    <style:style style:name="T7" style:family="text">
      <style:text-properties officeooo:rsid="0027172e"/>
    </style:style>
    <style:style style:name="T8" style:family="text">
      <style:text-properties officeooo:rsid="002b0d4b"/>
    </style:style>
    <style:style style:name="T9" style:family="text">
      <style:text-properties officeooo:rsid="002c4761"/>
    </style:style>
    <style:style style:name="T10" style:family="text">
      <style:text-properties officeooo:rsid="002d15d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d15d9" style:font-weight-asian="bold" style:font-weight-complex="bold"/>
    </style:style>
    <style:style style:name="T13" style:family="text">
      <style:text-properties fo:font-weight="bold" officeooo:rsid="002dd495" style:font-weight-asian="bold" style:font-weight-complex="bold"/>
    </style:style>
    <style:style style:name="T14" style:family="text">
      <style:text-properties fo:font-weight="bold" officeooo:rsid="002d215d" style:font-weight-asian="bold" style:font-weight-complex="bold"/>
    </style:style>
    <style:style style:name="T15" style:family="text">
      <style:text-properties fo:font-weight="bold" officeooo:rsid="0043646c" style:font-weight-asian="bold" style:font-weight-complex="bold"/>
    </style:style>
    <style:style style:name="T16" style:family="text">
      <style:text-properties fo:font-weight="bold" officeooo:rsid="004567b7" style:font-weight-asian="bold" style:font-weight-complex="bold"/>
    </style:style>
    <style:style style:name="T17" style:family="text">
      <style:text-properties fo:font-weight="bold" officeooo:rsid="00499bcf" style:font-weight-asian="bold" style:font-weight-complex="bold"/>
    </style:style>
    <style:style style:name="T18" style:family="text">
      <style:text-properties fo:font-weight="bold" officeooo:rsid="004d9a89" style:font-weight-asian="bold" style:font-weight-complex="bold"/>
    </style:style>
    <style:style style:name="T19" style:family="text">
      <style:text-properties fo:font-weight="bold" officeooo:rsid="002886d0" style:font-weight-asian="bold" style:font-weight-complex="bold"/>
    </style:style>
    <style:style style:name="T20" style:family="text">
      <style:text-properties fo:font-weight="bold" officeooo:rsid="0056ea61" style:font-weight-asian="bold" style:font-weight-complex="bold"/>
    </style:style>
    <style:style style:name="T21" style:family="text">
      <style:text-properties fo:font-weight="bold" officeooo:rsid="005b236f" style:font-weight-asian="bold" style:font-weight-complex="bold"/>
    </style:style>
    <style:style style:name="T22" style:family="text">
      <style:text-properties fo:font-weight="bold" officeooo:rsid="005cae35" style:font-weight-asian="bold" style:font-weight-complex="bold"/>
    </style:style>
    <style:style style:name="T23" style:family="text">
      <style:text-properties fo:font-weight="bold" officeooo:rsid="0065e34c" style:font-weight-asian="bold" style:font-weight-complex="bold"/>
    </style:style>
    <style:style style:name="T24" style:family="text">
      <style:text-properties officeooo:rsid="0030083c"/>
    </style:style>
    <style:style style:name="T25" style:family="text">
      <style:text-properties officeooo:rsid="00309797"/>
    </style:style>
    <style:style style:name="T26" style:family="text">
      <style:text-properties officeooo:rsid="003112ec"/>
    </style:style>
    <style:style style:name="T27" style:family="text">
      <style:text-properties officeooo:rsid="00322317"/>
    </style:style>
    <style:style style:name="T28" style:family="text">
      <style:text-properties officeooo:rsid="0035849c"/>
    </style:style>
    <style:style style:name="T29" style:family="text">
      <style:text-properties officeooo:rsid="00374171"/>
    </style:style>
    <style:style style:name="T30" style:family="text">
      <style:text-properties officeooo:rsid="0039bfa4"/>
    </style:style>
    <style:style style:name="T31" style:family="text">
      <style:text-properties officeooo:rsid="003bbef6"/>
    </style:style>
    <style:style style:name="T32" style:family="text">
      <style:text-properties officeooo:rsid="003bc206"/>
    </style:style>
    <style:style style:name="T33" style:family="text">
      <style:text-properties officeooo:rsid="0040593a"/>
    </style:style>
    <style:style style:name="T34" style:family="text">
      <style:text-properties officeooo:rsid="0040ebbc"/>
    </style:style>
    <style:style style:name="T35" style:family="text">
      <style:text-properties officeooo:rsid="00424c86"/>
    </style:style>
    <style:style style:name="T36" style:family="text">
      <style:text-properties officeooo:rsid="00427f69"/>
    </style:style>
    <style:style style:name="T37" style:family="text">
      <style:text-properties officeooo:rsid="004a269e"/>
    </style:style>
    <style:style style:name="T38" style:family="text">
      <style:text-properties officeooo:rsid="004eb892"/>
    </style:style>
    <style:style style:name="T39" style:family="text">
      <style:text-properties officeooo:rsid="00506330"/>
    </style:style>
    <style:style style:name="T40" style:family="text">
      <style:text-properties officeooo:rsid="002dd495"/>
    </style:style>
    <style:style style:name="T41" style:family="text">
      <style:text-properties officeooo:rsid="00528b87"/>
    </style:style>
    <style:style style:name="T42" style:family="text">
      <style:text-properties officeooo:rsid="0056b50d"/>
    </style:style>
    <style:style style:name="T43" style:family="text">
      <style:text-properties officeooo:rsid="0056ea61"/>
    </style:style>
    <style:style style:name="T44" style:family="text">
      <style:text-properties officeooo:rsid="005b236f"/>
    </style:style>
    <style:style style:name="T45" style:family="text">
      <style:text-properties officeooo:rsid="005cae35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56ea61" style:font-weight-asian="normal" style:font-weight-complex="normal"/>
    </style:style>
    <style:style style:name="T48" style:family="text">
      <style:text-properties fo:font-weight="normal" officeooo:rsid="005cae35" style:font-weight-asian="normal" style:font-weight-complex="normal"/>
    </style:style>
    <style:style style:name="T49" style:family="text">
      <style:text-properties fo:font-weight="normal" officeooo:rsid="0065e34c" style:font-weight-asian="normal" style:font-weight-complex="normal"/>
    </style:style>
    <style:style style:name="T50" style:family="text">
      <style:text-properties officeooo:rsid="00612457"/>
    </style:style>
    <style:style style:name="T51" style:family="text">
      <style:text-properties officeooo:rsid="00617f58"/>
    </style:style>
    <style:style style:name="T52" style:family="text">
      <style:text-properties officeooo:rsid="006295af"/>
    </style:style>
    <style:style style:name="T53" style:family="text">
      <style:text-properties officeooo:rsid="00648637"/>
    </style:style>
    <style:style style:name="T54" style:family="text">
      <style:text-properties officeooo:rsid="0065c11b"/>
    </style:style>
    <style:style style:name="T55" style:family="text">
      <style:text-properties officeooo:rsid="0065e34c"/>
    </style:style>
    <style:style style:name="T56" style:family="text">
      <style:text-properties officeooo:rsid="006741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Generic </text:span>Contents:</text:p>
      <text:p text:style-name="P3"/>
      <text:p text:style-name="P3">Abstract </text:p>
      <text:p text:style-name="P1">Acknowledgments</text:p>
      <text:p text:style-name="P1"/>
      <text:p text:style-name="P1">Introduction</text:p>
      <text:p text:style-name="P1"><text:tab/><text:span text:style-name="T1">Context, theory, gaps</text:span></text:p>
      <text:p text:style-name="P1"/>
      <text:p text:style-name="P1">Literature Review</text:p>
      <text:p text:style-name="P1"/>
      <text:p text:style-name="P3">Aims and Objectives</text:p>
      <text:p text:style-name="P1"/>
      <text:p text:style-name="P3">Methods</text:p>
      <text:p text:style-name="P3"><text:tab/>What and How</text:p>
      <text:p text:style-name="P3"/>
      <text:p text:style-name="P3">Results</text:p>
      <text:p text:style-name="P3"><text:tab/><text:span text:style-name="T2">Findings</text:span></text:p>
      <text:p text:style-name="P3"/>
      <text:p text:style-name="P3">General discussion</text:p>
      <text:p text:style-name="P3"><text:tab/>What does it mean?</text:p>
      <text:p text:style-name="P3"><text:tab/>Strengths and limitations</text:p>
      <text:p text:style-name="P1"/>
      <text:p text:style-name="P1">Conclusions</text:p>
      <text:p text:style-name="P1"><text:tab/><text:span text:style-name="T1">suggestions for further work</text:span></text:p>
      <text:p text:style-name="P1"/>
      <text:p text:style-name="P3">References</text:p>
      <text:p text:style-name="P3"/>
      <text:p text:style-name="P3">Appendices</text:p>
      <text:p text:style-name="P3"/>
      <text:p text:style-name="P1"/>
      <text:p text:style-name="P8">Structure</text:p>
      <text:p text:style-name="P11">Situation → problem/question that arises → what did others do? → new/expanded way → what will I do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">Cause</text:p>
          </table:table-cell>
          <table:table-cell table:style-name="Table1.B1" table:number-rows-spanned="5" office:value-type="string">
            <text:p text:style-name="Table_20_Contents"/>
            <text:p text:style-name="P6"/>
            <text:p text:style-name="P6"/>
            <text:p text:style-name="P6">Problem / Question</text:p>
          </table:table-cell>
          <table:table-cell table:style-name="Table1.C1" office:value-type="string">
            <text:p text:style-name="P7">Effect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covered-table-cell table:style-name="Table1.B2"/>
          <table:table-cell table:style-name="Table1.C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5">Situation/Event</text:p>
          </table:table-cell>
          <table:covered-table-cell table:style-name="Table1.B2"/>
          <table:table-cell table:style-name="Table1.C2" office:value-type="string">
            <text:p text:style-name="P7">Response/partial a<text:span text:style-name="T3">n</text:span>swer/consequence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covered-table-cell table:style-name="Table1.B2"/>
          <table:table-cell table:style-name="Table1.C2" office:value-type="string">
            <text:p text:style-name="P10"/>
          </table:table-cell>
        </table:table-row>
        <table:table-row table:style-name="Table1.1">
          <table:table-cell table:style-name="Table1.A5" office:value-type="string">
            <text:p text:style-name="P5">Stimulus</text:p>
          </table:table-cell>
          <table:covered-table-cell table:style-name="Table1.B1"/>
          <table:table-cell table:style-name="Table1.C5" office:value-type="string">
            <text:p text:style-name="P7">Re<text:span text:style-name="T3">s</text:span>ponse</text:p>
          </table:table-cell>
        </table:table-row>
      </table:table>
      <text:p text:style-name="P5"/>
      <text:p text:style-name="P48">Slavko Zagorac PhD outline</text:p>
      <text:h text:style-name="Heading_20_1" text:outline-level="1">Networked Music Composition and Performance</text:h>
      <text:p text:style-name="P54"><text:span text:style-name="T51">(Music Composition For </text:span><text:span text:style-name="T50">Mixed </text:span><text:span text:style-name="T51">Networked </text:span><text:span text:style-name="T50">Ensembles ??</text:span><text:span text:style-name="T51">)</text:span></text:p>
      <text:h text:style-name="P35" text:outline-level="3" text:is-list-header="true"><text:line-break/>Abstract </text:h>
      <text:h text:style-name="Heading_20_3" text:outline-level="3" text:is-list-header="true">Acknowledgments</text:h>
      <text:h text:style-name="P35" text:outline-level="3" text:is-list-header="true">Introduction</text:h>
      <text:h text:style-name="P36" text:outline-level="4" text:is-list-header="true"><text:tab/>Context: </text:h>
      <text:p text:style-name="P38"><text:tab/><text:span text:style-name="T11">Musicking</text:span> <text:span text:style-name="T42">(Christopher Small, 1998)</text:span></text:p>
      <text:p text:style-name="P38"><text:tab/><text:tab/>music meaning in relationships of all who take part</text:p>
      <text:p text:style-name="P38"><text:tab/><text:span text:style-name="T11">Comprovisation</text:span></text:p>
      <text:p text:style-name="P38"><text:tab/><text:tab/><text:span text:style-name="T41">Decision-making spectrum (Predetermined Static ↔ Real-time dynamic)</text:span></text:p>
      <text:p text:style-name="P14"><text:tab/><text:span text:style-name="T11">Networked Music System</text:span><text:span text:style-name="T21">s</text:span></text:p>
      <text:p text:style-name="P24"><text:tab/>Multidirectional Data/Event flow</text:p>
      <text:p text:style-name="P15"><text:tab/>Heterogeneous clients</text:p>
      <text:p text:style-name="P26"><text:tab/>Multiple participant types</text:p>
      <text:p text:style-name="P49">Technical challenges </text:p>
      <text:p text:style-name="P24"><text:tab/><text:span text:style-name="T41">S</text:span>ynchronisation, latency, throughpu<text:span text:style-name="T4">t, </text:span><text:span text:style-name="T27">s</text:span><text:span text:style-name="T4">ystem scaling</text:span></text:p>
      <text:p text:style-name="P50">Composition<text:span text:style-name="T38">al challenges</text:span></text:p>
      <text:p text:style-name="P33"><text:tab/><text:span text:style-name="T38">Score: </text:span><text:span text:style-name="T34">Data + Algorithms </text:span><text:span text:style-name="T38">+ Representation</text:span></text:p>
      <text:p text:style-name="P25"><text:span text:style-name="T33"><text:tab/>Dynamic, event</text:span><text:span text:style-name="T5"> </text:span><text:span text:style-name="T33">driven </text:span><text:span text:style-name="T38">system </text:span><text:span text:style-name="T34">logic</text:span></text:p>
      <text:p text:style-name="P31"><text:tab/>Non-linear flow</text:p>
      <text:p text:style-name="P25"><text:tab/><text:span text:style-name="T33">Rules: </text:span><text:span text:style-name="T34">W</text:span><text:span text:style-name="T33">ho, </text:span><text:span text:style-name="T34">W</text:span><text:span text:style-name="T33">hat, </text:span><text:span text:style-name="T34">W</text:span><text:span text:style-name="T33">hen</text:span></text:p>
      <text:p text:style-name="P25"><text:tab/><text:span text:style-name="T34">Data mapping to </text:span><text:span text:style-name="T38">multiple </text:span><text:span text:style-name="T34">visual/aural representation</text:span></text:p>
      <text:p text:style-name="P50">Notation</text:p>
      <text:p text:style-name="P27"><text:span text:style-name="T33"><text:tab/>Dynamic </text:span>Layout</text:p>
      <text:p text:style-name="P26"><text:tab/><text:span text:style-name="T33">Musician </text:span>Preparation time</text:p>
      <text:p text:style-name="P26"><text:tab/><text:span text:style-name="T33">U</text:span>pdate time window</text:p>
      <text:p text:style-name="P51">Audience <text:span text:style-name="T35">Interface</text:span></text:p>
      <text:p text:style-name="P24"><text:span text:style-name="T4"><text:tab/></text:span><text:span text:style-name="T5">Interaction outcome vs expectations</text:span> </text:p>
      <text:h text:style-name="Heading_20_4" text:outline-level="4"><text:tab/>Gaps: </text:h>
      <text:p text:style-name="P23"><text:span text:style-name="T24"><text:tab/></text:span>Interactive Music Composition <text:span text:style-name="T38">and Performance </text:span>Model <text:span text:style-name="T53">(Rules/Scheduling)</text:span></text:p>
      <text:p text:style-name="P23"><text:tab/><text:span text:style-name="T24">Multiple role handling </text:span><text:span text:style-name="T30">and impact on musical aesthetics</text:span></text:p>
      <text:p text:style-name="P23"><text:tab/><text:span text:style-name="T38">Technical s</text:span><text:span text:style-name="T24">ystem </text:span><text:span text:style-name="T38">design, </text:span><text:span text:style-name="T24">scaling</text:span> <text:span text:style-name="T24">and robustness</text:span></text:p>
      <text:p text:style-name="P22"/>
      <text:h text:style-name="Heading_20_3" text:outline-level="3">Literature Review</text:h>
      <text:h text:style-name="Heading_20_3" text:outline-level="3">Aims and Objectives</text:h>
      <text:p text:style-name="P28"><text:tab/>Evolve processes of music composition and performance to utilise power of <text:span text:style-name="T36">networked </text:span></text:p>
      <text:p text:style-name="P28"><text:tab/>real-time event-driven systems.</text:p>
      <text:p text:style-name="P40"><text:tab/><text:span text:style-name="T25">Democratise music making </text:span><text:span text:style-name="T52">by </text:span><text:span text:style-name="T54">including</text:span><text:span text:style-name="T52"> </text:span><text:span text:style-name="T25">heterogeneous participant types </text:span><text:span text:style-name="T54">that</text:span><text:span text:style-name="T52"> can <text:tab/>assume </text:span><text:span text:style-name="T54">different</text:span><text:span text:style-name="T52"> roles</text:span><text:span text:style-name="T44">.</text:span></text:p>
      <text:p text:style-name="P55"><text:span text:style-name="T1"><text:tab/></text:span><text:span text:style-name="T31">Develop a</text:span><text:span text:style-name="T25">uthentic musical aesthetics for </text:span><text:span text:style-name="T39">mixed </text:span><text:span text:style-name="T25">networked ensembles</text:span></text:p>
      <text:h text:style-name="P37" text:outline-level="4">M<text:span text:style-name="T28">e</text:span>thods: <text:span text:style-name="T43">Portfolio / </text:span><text:span text:style-name="T45">Software</text:span>:</text:h>
      <text:p text:style-name="P41"><text:span text:style-name="T13">F</text:span><text:span text:style-name="T12">rom </text:span><text:span text:style-name="T14">a </text:span><text:span text:style-name="T12">static score to </text:span><text:span text:style-name="T15">an interactive </text:span><text:span text:style-name="T17">networked </text:span><text:span text:style-name="T16">music </text:span><text:span text:style-name="T18">making</text:span></text:p>
      <text:p text:style-name="P44"><text:span text:style-name="T40">Narrative: </text:span><text:span text:style-name="T26"><text:s/></text:span><text:span text:style-name="T56">Method evolution as </text:span><text:span text:style-name="T26">a journey </text:span><text:span text:style-name="T6">through the composition </text:span><text:span text:style-name="T26">portfolio</text:span><text:span text:style-name="T6"> </text:span></text:p>
      <text:p text:style-name="P52"/>
      <text:p text:style-name="P43">Composition<text:span text:style-name="T45">s:</text:span></text:p>
      <text:p text:style-name="P13">1 <text:span text:style-name="T11">Red Mass</text:span> <text:span text:style-name="T43">(fl, cl, perc, pf, vn)</text:span></text:p>
      <text:p text:style-name="P13"><text:tab/>Static linear composition <text:span text:style-name="T8">on paper</text:span></text:p>
      <text:p text:style-name="P13"><text:tab/><text:span text:style-name="T5">Composition </text:span><text:span text:style-name="T10">methodology</text:span><text:span text:style-name="T5"> </text:span><text:span text:style-name="T8">explanation </text:span><text:span text:style-name="T10">(</text:span><text:span text:style-name="T8">used in all </text:span><text:span text:style-name="T10">compositions)</text:span></text:p>
      <text:p text:style-name="P13"/>
      <text:p text:style-name="P42">2 <text:span text:style-name="T11">Ukodus</text:span> <text:span text:style-name="T43">(fl, cl, vc, pf)</text:span></text:p>
      <text:p text:style-name="P13"><text:tab/>Networked linear composition</text:p>
      <text:p text:style-name="P13"><text:tab/><text:span text:style-name="T5">Alternate Pane </text:span>Notation Layout</text:p>
      <text:p text:style-name="P13"><text:tab/><text:span text:style-name="T5">Notation synchronisation</text:span></text:p>
      <text:p text:style-name="P17"/>
      <text:p text:style-name="P45">3 <text:span text:style-name="T11">Vexilla</text:span> <text:span text:style-name="T43">(fl, vn, vc)</text:span></text:p>
      <text:p text:style-name="P29"><text:tab/>Embedded Scripting</text:p>
      <text:p text:style-name="P29"><text:tab/>Event scheduling </text:p>
      <text:p text:style-name="P29"><text:tab/>Audience view (projector)</text:p>
      <text:p text:style-name="P29"><text:tab/>Use of colour in notation</text:p>
      <text:p text:style-name="P29"><text:tab/></text:p>
      <text:p text:style-name="P46">4 <text:span text:style-name="T23">Perpetual </text:span><text:span text:style-name="T11">Union Rose </text:span><text:span text:style-name="T46"><text:s/></text:span><text:span text:style-name="T49">v1</text:span><text:span text:style-name="T23"> </text:span><text:span text:style-name="T43">(string quartet)</text:span></text:p>
      <text:p text:style-name="P20"><text:tab/>Real-time conductor interaction</text:p>
      <text:p text:style-name="P18"><text:tab/>Notation Overlays</text:p>
      <text:p text:style-name="P30"><text:tab/><text:span text:style-name="T6">Continuous page randomisation</text:span></text:p>
      <text:p text:style-name="P30"><text:span text:style-name="T6"><text:tab/></text:span><text:span text:style-name="T7">Conductor led comprovisation </text:span></text:p>
      <text:p text:style-name="P30"><text:tab/><text:span text:style-name="T9">Strategy: Randomisation</text:span></text:p>
      <text:p text:style-name="P30"/>
      <text:p text:style-name="P46">5 <text:span text:style-name="T11">Union Rose</text:span> v2 <text:span text:style-name="T43">(string quartet)</text:span></text:p>
      <text:p text:style-name="P20"><text:tab/><text:span text:style-name="T7">Conductor, musician and audience interaction</text:span></text:p>
      <text:p text:style-name="P18"><text:tab/>Audience View</text:p>
      <text:p text:style-name="P12"><text:tab/><text:span text:style-name="T6">Audience interaction page selection + audio</text:span></text:p>
      <text:p text:style-name="P18"><text:tab/>Player interaction part selection</text:p>
      <text:p text:style-name="P13"><text:tab/><text:span text:style-name="T6">Audio engine MAX patch</text:span></text:p>
      <text:p text:style-name="P13"><text:tab/></text:p>
      <text:p text:style-name="P47">6 <text:span text:style-name="T19">Socket </text:span><text:span text:style-name="T11">Dialogues </text:span><text:span text:style-name="T47">(</text:span><text:span text:style-name="T48">acoustic instruments, Max and audience</text:span><text:span text:style-name="T47">)</text:span></text:p>
      <text:p text:style-name="P16"><text:span text:style-name="T6"><text:tab/></text:span><text:span text:style-name="T7">Conductor, musician and audience comprovisation</text:span></text:p>
      <text:p text:style-name="P19"><text:tab/>Role composition</text:p>
      <text:p text:style-name="P18"><text:tab/>Generic instrument notation<text:tab/></text:p>
      <text:p text:style-name="P12"><text:tab/><text:span text:style-name="T6">Audience vote impact</text:span></text:p>
      <text:p text:style-name="P21"><text:s text:c="12"/>Strategy: Builder</text:p>
      <text:p text:style-name="P21"/>
      <text:p text:style-name="P53">7 <text:span text:style-name="T20">Symphonea</text:span><text:span text:style-name="T43"> </text:span><text:span text:style-name="T47">(</text:span><text:span text:style-name="T48">audience, acoustic instruments and Max</text:span><text:span text:style-name="T47">) </text:span><text:span text:style-name="T48">(</text:span><text:span text:style-name="T22">work in progress</text:span><text:span text:style-name="T48">)</text:span></text:p>
      <text:p text:style-name="P32"><text:span text:style-name="T37"><text:tab/></text:span>Entirely dynamic, audience driven composition performance</text:p>
      <text:p text:style-name="P12"><text:tab/><text:span text:style-name="T32">Audience decides material and timing of notation/digital audio</text:span></text:p>
      <text:p text:style-name="P12"/>
      <text:p text:style-name="P4"/>
      <text:p text:style-name="P4"/>
      <text:p text:style-name="P4"/>
      <text:p text:style-name="P4"/>
      <text:p text:style-name="P4"/>
      <text:h text:style-name="Heading_20_3" text:outline-level="3" text:is-list-header="true"><text:soft-page-break/>Results</text:h>
      <text:p text:style-name="P4"><text:tab/><text:span text:style-name="T29">Compositions and concepts realised successfully</text:span></text:p>
      <text:p text:style-name="P4"><text:tab/><text:span text:style-name="T28">Workshops / concerts</text:span></text:p>
      <text:p text:style-name="P4"><text:tab/><text:span text:style-name="T28">Musician / Audience feedback</text:span></text:p>
      <text:p text:style-name="P4"><text:span text:style-name="T28"><text:tab/>Technical tests</text:span><text:tab/></text:p>
      <text:p text:style-name="P34"><text:tab/>Conference papers</text:p>
      <text:p text:style-name="P4"/>
      <text:h text:style-name="Heading_20_3" text:outline-level="3">General discussion</text:h>
      <text:p text:style-name="P4"><text:tab/><text:span text:style-name="T29">Interactive composition model works</text:span></text:p>
      <text:p text:style-name="P4"><text:tab/><text:span text:style-name="T29">Requires coding, complex data mapping</text:span></text:p>
      <text:p text:style-name="P4"><text:tab/><text:span text:style-name="T29">Time consuming processes</text:span></text:p>
      <text:p text:style-name="P4"><text:tab/><text:span text:style-name="T29">Large scale testing not done</text:span></text:p>
      <text:p text:style-name="P4"><text:tab/><text:span text:style-name="T29">Audience front end functionality not entirely successful</text:span></text:p>
      <text:p text:style-name="P2"/>
      <text:h text:style-name="Heading_20_3" text:outline-level="3">Conclusions</text:h>
      <text:p text:style-name="P2"><text:tab/><text:span text:style-name="T1">suggestions for further work</text:span></text:p>
      <text:p text:style-name="P2"/>
      <text:h text:style-name="Heading_20_3" text:outline-level="3">References</text:h>
      <text:p text:style-name="P4"/>
      <text:h text:style-name="Heading_20_3" text:outline-level="3">Appendice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RomNo9L" svg:font-family="NimbusRomNo9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8T14:30:49.373073888</meta:creation-date>
    <meta:generator>LibreOffice/7.3.3.2$MacOSX_X86_64 LibreOffice_project/d1d0ea68f081ee2800a922cac8f79445e4603348</meta:generator>
    <dc:date>2022-09-20T18:42:22.148584826</dc:date>
    <meta:editing-duration>PT11H44M24S</meta:editing-duration>
    <meta:editing-cycles>52</meta:editing-cycles>
    <meta:print-date>2022-09-20T18:41:07.535258547</meta:print-date>
    <meta:document-statistic meta:table-count="1" meta:image-count="0" meta:object-count="0" meta:page-count="5" meta:paragraph-count="121" meta:word-count="447" meta:character-count="3515" meta:non-whitespace-character-count="3086"/>
  </office:meta>
</office:document-meta>
</file>